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fo:language="bg" fo:country="BG" officeooo:rsid="0080ff18" officeooo:paragraph-rsid="0080ff18"/>
    </style:style>
    <style:style style:name="P2" style:family="paragraph" style:parent-style-name="Thesis_5f_body">
      <style:text-properties fo:language="bg" fo:country="BG" officeooo:rsid="008af495" officeooo:paragraph-rsid="008af495"/>
    </style:style>
    <style:style style:name="P3" style:family="paragraph" style:parent-style-name="Thesis_5f_body">
      <style:text-properties fo:language="bg" fo:country="BG" officeooo:rsid="008bfe73" officeooo:paragraph-rsid="008fbc05"/>
    </style:style>
    <style:style style:name="P4" style:family="paragraph" style:parent-style-name="Thesis_5f_body">
      <style:text-properties officeooo:rsid="0086e5a6" officeooo:paragraph-rsid="0086e5a6"/>
    </style:style>
    <style:style style:name="P5" style:family="paragraph" style:parent-style-name="Thesis_5f_body">
      <style:text-properties officeooo:rsid="0092b215" officeooo:paragraph-rsid="0092b215"/>
    </style:style>
    <style:style style:name="P6" style:family="paragraph" style:parent-style-name="Thesis_5f_body">
      <style:text-properties officeooo:paragraph-rsid="00942792"/>
    </style:style>
    <style:style style:name="P7" style:family="paragraph" style:parent-style-name="Thesis_5f_body">
      <style:text-properties officeooo:paragraph-rsid="009582b5"/>
    </style:style>
    <style:style style:name="P8" style:family="paragraph" style:parent-style-name="Thesis_5f_body">
      <style:text-properties officeooo:rsid="00971bb2" officeooo:paragraph-rsid="00971bb2"/>
    </style:style>
    <style:style style:name="P9" style:family="paragraph" style:parent-style-name="Thesis_5f_Heading3">
      <style:text-properties fo:language="bg" fo:country="BG" officeooo:rsid="007cec22" officeooo:paragraph-rsid="007cec22"/>
    </style:style>
    <style:style style:name="P10" style:family="paragraph" style:parent-style-name="Thesis_5f_Heading3">
      <style:text-properties fo:language="bg" fo:country="BG" officeooo:paragraph-rsid="0094160e"/>
    </style:style>
    <style:style style:name="P11" style:family="paragraph" style:parent-style-name="Thesis_5f_Heading2" style:master-page-name="Thesis_5f_bodyPage">
      <style:paragraph-properties style:page-number="auto"/>
      <style:text-properties fo:language="bg" fo:country="BG"/>
    </style:style>
    <style:style style:name="P12" style:family="paragraph" style:parent-style-name="Thesis_5f_Heading4">
      <style:text-properties fo:language="bg" fo:country="BG" officeooo:rsid="00861af6" officeooo:paragraph-rsid="00861af6"/>
    </style:style>
    <style:style style:name="P13" style:family="paragraph" style:parent-style-name="Thesis_5f_Heading4">
      <style:text-properties fo:language="bg" fo:country="BG" officeooo:rsid="00889c3d" officeooo:paragraph-rsid="00889c3d"/>
    </style:style>
    <style:style style:name="P14" style:family="paragraph" style:parent-style-name="Thesis_5f_Heading4">
      <style:text-properties fo:language="bg" fo:country="BG" officeooo:rsid="008b4817" officeooo:paragraph-rsid="008b4817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8b0f85" fo:background-color="#ffff00" loext:char-shading-value="0"/>
    </style:style>
    <style:style style:name="T3" style:family="text">
      <style:text-properties officeooo:rsid="008dda73" fo:background-color="#ffff00" loext:char-shading-value="0"/>
    </style:style>
    <style:style style:name="T4" style:family="text">
      <style:text-properties officeooo:rsid="0094160e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8759e4" style:font-style-asian="italic" style:font-style-complex="italic"/>
    </style:style>
    <style:style style:name="T8" style:family="text">
      <style:text-properties fo:font-style="italic" officeooo:rsid="0090912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9582b5" style:font-style-asian="italic" style:font-weight-asian="bold" style:font-style-complex="italic" style:font-weight-complex="bold"/>
    </style:style>
    <style:style style:name="T11" style:family="text">
      <style:text-properties style:text-position="super 58%"/>
    </style:style>
    <style:style style:name="T12" style:family="text">
      <style:text-properties style:text-position="super 58%" fo:language="bg" fo:country="BG" officeooo:rsid="007b1658"/>
    </style:style>
    <style:style style:name="T13" style:family="text">
      <style:text-properties style:text-position="super 58%" officeooo:rsid="0090912c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bg" fo:country="BG" officeooo:rsid="007b1658"/>
    </style:style>
    <style:style style:name="T16" style:family="text">
      <style:text-properties style:text-position="sub 58%" officeooo:rsid="0090912c"/>
    </style:style>
    <style:style style:name="T17" style:family="text">
      <style:text-properties fo:language="bg" fo:country="BG"/>
    </style:style>
    <style:style style:name="T18" style:family="text">
      <style:text-properties fo:language="bg" fo:country="BG" officeooo:rsid="00742d90"/>
    </style:style>
    <style:style style:name="T19" style:family="text">
      <style:text-properties fo:language="bg" fo:country="BG" fo:font-style="italic" officeooo:rsid="00742d90" style:font-style-asian="italic" style:font-style-complex="italic"/>
    </style:style>
    <style:style style:name="T20" style:family="text">
      <style:text-properties fo:language="bg" fo:country="BG" officeooo:rsid="009582b5"/>
    </style:style>
    <style:style style:name="T21" style:family="text">
      <style:text-properties fo:language="bg" fo:country="BG" officeooo:rsid="00722e58"/>
    </style:style>
    <style:style style:name="T22" style:family="text">
      <style:text-properties fo:language="bg" fo:country="BG" officeooo:rsid="00722e58" fo:background-color="#ffff00" loext:char-shading-value="0"/>
    </style:style>
    <style:style style:name="T23" style:family="text">
      <style:text-properties fo:language="bg" fo:country="BG" officeooo:rsid="009582b5" fo:background-color="#ffff00" loext:char-shading-value="0"/>
    </style:style>
    <style:style style:name="T24" style:family="text">
      <style:text-properties fo:language="bg" fo:country="BG" officeooo:rsid="007b1658"/>
    </style:style>
    <style:style style:name="T25" style:family="text">
      <style:text-properties fo:language="bg" fo:country="BG" officeooo:rsid="00831077"/>
    </style:style>
    <style:style style:name="T26" style:family="text">
      <style:text-properties fo:language="bg" fo:country="BG" officeooo:rsid="0096b121"/>
    </style:style>
    <style:style style:name="T27" style:family="text">
      <style:text-properties officeooo:rsid="008759e4"/>
    </style:style>
    <style:style style:name="T28" style:family="text">
      <style:text-properties officeooo:rsid="0087d54f"/>
    </style:style>
    <style:style style:name="T29" style:family="text">
      <style:text-properties officeooo:rsid="008b0f85"/>
    </style:style>
    <style:style style:name="T30" style:family="text">
      <style:text-properties officeooo:rsid="008dda73"/>
    </style:style>
    <style:style style:name="T31" style:family="text">
      <style:text-properties style:text-position="0% 100%"/>
    </style:style>
    <style:style style:name="T32" style:family="text">
      <style:text-properties style:text-position="0% 100%" officeooo:rsid="0090912c"/>
    </style:style>
    <style:style style:name="T33" style:family="text">
      <style:text-properties officeooo:rsid="009237fe"/>
    </style:style>
    <style:style style:name="T34" style:family="text">
      <style:text-properties officeooo:rsid="00940b4f"/>
    </style:style>
    <style:style style:name="T35" style:family="text">
      <style:text-properties officeooo:rsid="0094160e"/>
    </style:style>
    <style:style style:name="T36" style:family="text">
      <style:text-properties officeooo:rsid="009582b5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90912c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4414184" text:style-name="Thesis_5f_numbering">
        <text:list-item>
          <text:p text:style-name="P11">Параметри на околната среда</text:p>
          <text:list>
            <text:list-item>
              <text:p text:style-name="P9"><office:annotation office:name="__Annotation__11668_2450802147"><dc:creator>SK</dc:creator><dc:date>2018-07-18T15:45:22.191307404</dc:date><loext:sender-initials>SK</loext:sender-initials><text:p text:style-name="P15"><text:span text:style-name="T39">тук ли? и как – така на едно или във всяка подточка..? </text:span></text:p></office:annotation>LUSI<office:annotation-end office:name="__Annotation__11668_2450802147"/></text:p>
            </text:list-item>
          </text:list>
        </text:list-item>
      </text:list>
      <text:p text:style-name="P1">Стойностите на индекса LUSI отразяват ясно градиента на антропогенно въздействие в Бургаския залив (<text:span text:style-name="T1">табл.</text:span>).</text:p>
      <text:list xml:id="list165646436863067" text:continue-numbering="true" text:style-name="Thesis_5f_numbering">
        <text:list-item>
          <text:list>
            <text:list-item>
              <text:p text:style-name="P10"><text:span text:style-name="T34">PCA</text:span></text:p>
            </text:list-item>
          </text:list>
        </text:list-item>
      </text:list>
      <text:p text:style-name="P7"><text:span text:style-name="T35">Първоначалната идея за PCA на отделните набори параметри за станциите в пясъчното дъно и в морските треви в Бургаския залив не се оказа подходяща. Единствено PCA на параметрите на водния стълб в двата типа местообитания е представителен (</text:span><text:span text:style-name="T4">ФИГ-една обща?</text:span><text:span text:style-name="T35">). </text:span></text:p>
      <text:p text:style-name="P7"><text:span text:style-name="T36"><office:annotation office:name="__Annotation__11689_1321331252"><dc:creator>SK</dc:creator><dc:date>2018-07-19T16:56:24.739426330</dc:date><loext:sender-initials>SK</loext:sender-initials><text:p text:style-name="P16"><text:span text:style-name="T40">NB опиши pca_water_all_LUSI_reduced!</text:span></text:p></office:annotation></text:span><text:span text:style-name="T36">Станциите в </text:span><text:span text:style-name="T10">пясъчното дъно на Бургаския залив</text:span><text:span text:style-name="T36"> </text:span><office:annotation-end office:name="__Annotation__11689_1321331252"/><text:span text:style-name="T36">се разделят</text:span><text:span text:style-name="T18"> най-общо на две групи. С положителна координата на PC1, отговаряща на високи стойности на биогените, <text:s/>хлорофил-</text:span><text:span text:style-name="T19">а</text:span><text:span text:style-name="T18"> и суспендирана</text:span><text:span text:style-name="T26">та</text:span><text:span text:style-name="T18"> материя и ниска прозрачност, се характеризират станциите във вътрешността на залив</text:span><text:span text:style-name="T20">а</text:span><text:span text:style-name="T18">. С отрицателна координата на PC1 – висока прозрачност и ниски биогени, хлорофил-</text:span><text:span text:style-name="T19">а</text:span><text:span text:style-name="T18"> и суспендирана материя – са станциите във външната част на залива. </text:span><text:span text:style-name="T20">Това потвърждава резултатите от предишните изследвания и модели </text:span><text:span text:style-name="T21">(</text:span><text:span text:style-name="T22">cross-ref – m&amp;m experimental design</text:span><text:span text:style-name="T21">)</text:span><text:span text:style-name="T20">. Тъй като параметри</text:span><text:span text:style-name="T26">те на водния стълб</text:span><text:span text:style-name="T20"> </text:span><text:span text:style-name="T24">(с изключение на нитр</text:span><text:span text:style-name="T25">а</text:span><text:span text:style-name="T24">тния азот N-NO</text:span><text:span text:style-name="T15">3</text:span><text:span text:style-name="T12">-</text:span><text:span text:style-name="T24">) </text:span><text:span text:style-name="T20">са добре корелирани с индекса LUSI (</text:span><text:span text:style-name="T23">табл. - корелации?</text:span><text:span text:style-name="T20">), в последващите анализи може да бъде използван само този индекс като показателен за нивото на антропогенен натиск.</text:span><text:span text:style-name="T35"> </text:span></text:p>
      <text:p text:style-name="P8">Станциите в <text:span text:style-name="T9">морските треви в Бургаския залив</text:span> не са добре разделени в равнината, определена от PC1-2. Това вероятно се дължи на големите вариации, характерни за параметрите на водния стълб, които изискват повече системни измервания за по-голяма представителност. Като цяло обаче в долната лява част (отрицателни координати по PC1 и PC2) се групират пробите с ниски стойности на биогенни елементи и хлорофил-а (станция Z4-Градина) (<text:span text:style-name="T5">ФИГ</text:span>). Останалите станции проявяват силна вариация. <text:span text:style-name="T38">На станциите в полетата с морски треви в Бургаския залив еутрофикационните параметри не са добре корелирани с индекса LUSI. Затова в последващите анализи ще бъдат използвани най-добре корелираните с компонентите на PCA – общия азот (Ntotal), амониевия азот (N-NH</text:span><text:span text:style-name="T16">4</text:span><text:span text:style-name="T13">+</text:span><text:span text:style-name="T32">)</text:span><text:span text:style-name="T38">, хлорофил-</text:span><text:span text:style-name="T8">а</text:span><text:span text:style-name="T38"> и прозрачност. Индексът LUSI също ще бъде включен като общ показател за антропогенния натиск. </text:span></text:p>
      <text:p text:style-name="P6"><text:span text:style-name="T35">За седиментните параметри и тези на морските треви няма достатъчно данни за представителен PCA. Затова в следващите многомерни анализи са използвани съответните редуцирани списъци от параметри (след премахване на най-силно корелираните)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4:32:27.443804917</meta:creation-date>
    <meta:editing-duration>PT8H4M22S</meta:editing-duration>
    <meta:editing-cycles>30</meta:editing-cycles>
    <meta:generator>LibreOffice/5.3.2.2$Linux_X86_64 LibreOffice_project/6cd4f1ef626f15116896b1d8e1398b56da0d0ee1</meta:generator>
    <dc:date>2018-07-19T16:56:45.258091306</dc:date>
    <meta:document-statistic meta:table-count="0" meta:image-count="0" meta:object-count="0" meta:page-count="1" meta:paragraph-count="8" meta:word-count="324" meta:character-count="2274" meta:non-whitespace-character-count="1947"/>
    <meta:template xlink:type="simple" xlink:actuate="onRequest" xlink:title="thesis_styles" xlink:href="../../../../../../../../../home/eti/Templates/thesis_styles.ott" meta:date="2018-07-18T14:32:27.241221263"/>
  </office:meta>
</office:document-meta>
</file>